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4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409448818898pt" style:use-optimal-column-width="true"/>
    </style:style>
    <style:style style:name="ACOL-10" style:family="table-column">
      <style:table-column-properties style:column-width="59.24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57.75pt" style:use-optimal-column-width="false"/>
    </style:style>
    <style:style style:name="ACOL-13" style:family="table-column">
      <style:table-column-properties style:column-width="91.49pt" style:use-optimal-column-width="false"/>
    </style:style>
    <style:style style:name="ACOL-14" style:family="table-column">
      <style:table-column-properties style:column-width="65.25pt" style:use-optimal-column-width="true"/>
    </style:style>
    <style:style style:name="ACOL-15" style:family="table-column">
      <style:table-column-properties style:column-width="314.25pt" style:use-optimal-column-width="true"/>
    </style:style>
    <style:style style:name="ACOL-16" style:family="table-column">
      <style:table-column-properties style:column-width="153pt" style:use-optimal-column-width="false"/>
    </style:style>
    <style:style style:name="ACOL-17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" table:number-columns-repeated="2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2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681</text:p>
          </table:table-cell>
          <table:table-cell table:style-name="ACE-2" office:value-type="float" office:value="51.091999999999999">
            <text:p>51.092</text:p>
          </table:table-cell>
          <table:table-cell table:style-name="ACE-2" office:value-type="float" office:value="2.7040000000000002">
            <text:p>2.704</text:p>
          </table:table-cell>
          <table:table-cell table:style-name="ACE-0" office:value-type="float" office:value="8440">
            <text:p>84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re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">
            <text:p>−2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734</text:p>
          </table:table-cell>
          <table:table-cell table:style-name="ACE-2" office:value-type="float" office:value="51.043999999999997">
            <text:p>51.044</text:p>
          </table:table-cell>
          <table:table-cell table:style-name="ACE-2" office:value-type="float" office:value="2.7250000000000001">
            <text:p>2.725</text:p>
          </table:table-cell>
          <table:table-cell table:style-name="ACE-0" office:value-type="float" office:value="8170">
            <text:p>81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morphou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579999999999998">
            <text:p>−19.58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616</text:p>
          </table:table-cell>
          <table:table-cell table:style-name="ACE-2" office:value-type="float" office:value="51.061">
            <text:p>51.061</text:p>
          </table:table-cell>
          <table:table-cell table:style-name="ACE-2" office:value-type="float" office:value="2.7309999999999999">
            <text:p>2.731</text:p>
          </table:table-cell>
          <table:table-cell table:style-name="ACE-0" office:value-type="float" office:value="8120">
            <text:p>81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y, clayey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970000000000001">
            <text:p>−13.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2625</text:p>
          </table:table-cell>
          <table:table-cell table:style-name="ACE-2" office:value-type="float" office:value="51.067">
            <text:p>51.067</text:p>
          </table:table-cell>
          <table:table-cell table:style-name="ACE-2" office:value-type="float" office:value="2.6560000000000001">
            <text:p>2.656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380000000000001">
            <text:p>−11.38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797</text:p>
          </table:table-cell>
          <table:table-cell table:style-name="ACE-2" office:value-type="float" office:value="51.078000000000003">
            <text:p>51.078</text:p>
          </table:table-cell>
          <table:table-cell table:style-name="ACE-2" office:value-type="float" office:value="2.7570000000000001">
            <text:p>2.757</text:p>
          </table:table-cell>
          <table:table-cell table:style-name="ACE-0" office:value-type="float" office:value="7170">
            <text:p>7170</text:p>
          </table:table-cell>
          <table:table-cell table:style-name="ACE-0" office:value-type="float" office:value="275">
            <text:p>275</text:p>
          </table:table-cell>
          <table:table-cell table:style-name="ACE-0" office:value-type="string">
            <text:p>sandy amorphou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5">
            <text:p>−9.5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534</text:p>
          </table:table-cell>
          <table:table-cell table:style-name="ACE-2" office:value-type="float" office:value="51.055999999999997">
            <text:p>51.056</text:p>
          </table:table-cell>
          <table:table-cell table:style-name="ACE-2" office:value-type="float" office:value="2.7919999999999998">
            <text:p>2.792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morphou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2599999999999998">
            <text:p>−9.2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542</text:p>
          </table:table-cell>
          <table:table-cell table:style-name="ACE-2" office:value-type="float" office:value="51.020000000000003">
            <text:p>51.020</text:p>
          </table:table-cell>
          <table:table-cell table:style-name="ACE-2" office:value-type="float" office:value="2.8029999999999999">
            <text:p>2.803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y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500000000000007">
            <text:p>−8.0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615</text:p>
          </table:table-cell>
          <table:table-cell table:style-name="ACE-2" office:value-type="float" office:value="51.164999999999999">
            <text:p>51.165</text:p>
          </table:table-cell>
          <table:table-cell table:style-name="ACE-2" office:value-type="float" office:value="2.7799999999999998">
            <text:p>2.780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00000000000001">
            <text:p>−6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541</text:p>
          </table:table-cell>
          <table:table-cell table:style-name="ACE-2" office:value-type="float" office:value="51.020000000000003">
            <text:p>51.020</text:p>
          </table:table-cell>
          <table:table-cell table:style-name="ACE-2" office:value-type="float" office:value="2.8029999999999999">
            <text:p>2.803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y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4199999999999999">
            <text:p>−5.4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927</text:p>
          </table:table-cell>
          <table:table-cell table:style-name="ACE-2" office:value-type="float" office:value="51.073999999999998">
            <text:p>51.074</text:p>
          </table:table-cell>
          <table:table-cell table:style-name="ACE-2" office:value-type="float" office:value="2.7999999999999998">
            <text:p>2.800</text:p>
          </table:table-cell>
          <table:table-cell table:style-name="ACE-0" office:value-type="float" office:value="6665">
            <text:p>666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2800000000000002">
            <text:p>−5.28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TW-136</text:p>
          </table:table-cell>
          <table:table-cell table:style-name="ACE-2" office:value-type="float" office:value="51.07">
            <text:p>51.070</text:p>
          </table:table-cell>
          <table:table-cell table:style-name="ACE-2" office:value-type="float" office:value="2.6930000000000001">
            <text:p>2.693</text:p>
          </table:table-cell>
          <table:table-cell table:style-name="ACE-0" office:value-type="float" office:value="5830">
            <text:p>583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729</text:p>
          </table:table-cell>
          <table:table-cell table:style-name="ACE-2" office:value-type="float" office:value="51.185000000000002">
            <text:p>51.185</text:p>
          </table:table-cell>
          <table:table-cell table:style-name="ACE-2" office:value-type="float" office:value="2.8889999999999998">
            <text:p>2.889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519</text:p>
          </table:table-cell>
          <table:table-cell table:style-name="ACE-2" office:value-type="float" office:value="51.131">
            <text:p>51.131</text:p>
          </table:table-cell>
          <table:table-cell table:style-name="ACE-2" office:value-type="float" office:value="2.8540000000000001">
            <text:p>2.854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layey re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TW-251</text:p>
          </table:table-cell>
          <table:table-cell table:style-name="ACE-2" office:value-type="float" office:value="51.030999999999999">
            <text:p>51.031</text:p>
          </table:table-cell>
          <table:table-cell table:style-name="ACE-2" office:value-type="float" office:value="2.7639999999999998">
            <text:p>2.764</text:p>
          </table:table-cell>
          <table:table-cell table:style-name="ACE-0" office:value-type="float" office:value="5310">
            <text:p>531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TW-250</text:p>
          </table:table-cell>
          <table:table-cell table:style-name="ACE-2" office:value-type="float" office:value="51.030999999999999">
            <text:p>51.031</text:p>
          </table:table-cell>
          <table:table-cell table:style-name="ACE-2" office:value-type="float" office:value="2.7639999999999998">
            <text:p>2.764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960000000000001">
            <text:p>−17.96</text:p>
          </table:table-cell>
          <table:table-cell table:style-name="ACE-0" office:value-type="float" office:value="0.11">
            <text:p>0.11</text:p>
          </table:table-cell>
          <table:table-cell table:style-name="ACE-0" office:value-type="float" office:value="2.0099999999999998">
            <text:p>2.01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2636</text:p>
          </table:table-cell>
          <table:table-cell table:style-name="ACE-2" office:value-type="float" office:value="50.975000000000001">
            <text:p>50.975</text:p>
          </table:table-cell>
          <table:table-cell table:style-name="ACE-2" office:value-type="float" office:value="2.7850000000000001">
            <text:p>2.785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299999999999997">
            <text:p>−7.4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2.0099999999999998">
            <text:p>2.01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337</text:p>
          </table:table-cell>
          <table:table-cell table:style-name="ACE-2" office:value-type="float" office:value="51.143999999999998">
            <text:p>51.144</text:p>
          </table:table-cell>
          <table:table-cell table:style-name="ACE-2" office:value-type="float" office:value="2.8700000000000001">
            <text:p>2.870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5199999999999996">
            <text:p>−7.52</text:p>
          </table:table-cell>
          <table:table-cell table:style-name="ACE-0" office:value-type="float" office:value="0.11">
            <text:p>0.11</text:p>
          </table:table-cell>
          <table:table-cell table:style-name="ACE-0" office:value-type="float" office:value="2.0099999999999998">
            <text:p>2.01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338</text:p>
          </table:table-cell>
          <table:table-cell table:style-name="ACE-2" office:value-type="float" office:value="51.143999999999998">
            <text:p>51.144</text:p>
          </table:table-cell>
          <table:table-cell table:style-name="ACE-2" office:value-type="float" office:value="2.8700000000000001">
            <text:p>2.870</text:p>
          </table:table-cell>
          <table:table-cell table:style-name="ACE-0" office:value-type="float" office:value="3225">
            <text:p>322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000000000000002">
            <text:p>−4.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2.0099999999999998">
            <text:p>2.01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283</text:p>
          </table:table-cell>
          <table:table-cell table:style-name="ACE-2" office:value-type="float" office:value="51.143999999999998">
            <text:p>51.144</text:p>
          </table:table-cell>
          <table:table-cell table:style-name="ACE-2" office:value-type="float" office:value="2.8700000000000001">
            <text:p>2.870</text:p>
          </table:table-cell>
          <table:table-cell table:style-name="ACE-0" office:value-type="float" office:value="3140">
            <text:p>314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800000000000001">
            <text:p>−3.58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2.02">
            <text:p>2.02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800</text:p>
          </table:table-cell>
          <table:table-cell table:style-name="ACE-2" office:value-type="float" office:value="51.143999999999998">
            <text:p>51.144</text:p>
          </table:table-cell>
          <table:table-cell table:style-name="ACE-2" office:value-type="float" office:value="2.8700000000000001">
            <text:p>2.870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899999999999999">
            <text:p>−2.1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2.0299999999999998">
            <text:p>2.0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520</text:p>
          </table:table-cell>
          <table:table-cell table:style-name="ACE-2" office:value-type="float" office:value="50.960999999999999">
            <text:p>50.961</text:p>
          </table:table-cell>
          <table:table-cell table:style-name="ACE-2" office:value-type="float" office:value="2.8250000000000002">
            <text:p>2.825</text:p>
          </table:table-cell>
          <table:table-cell table:style-name="ACE-0" office:value-type="float" office:value="7030">
            <text:p>70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1799999999999997">
            <text:p>−9.18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2.02">
            <text:p>2.02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v-855</text:p>
          </table:table-cell>
          <table:table-cell table:style-name="ACE-2" office:value-type="float" office:value="51.317">
            <text:p>51.317</text:p>
          </table:table-cell>
          <table:table-cell table:style-name="ACE-2" office:value-type="float" office:value="3.2120000000000002">
            <text:p>3.212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300000000000001">
            <text:p>−1.8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0" table:number-rows-repeated="65462">
          <table:table-cell table:number-columns-repeated="256"/>
        </table:table-row>
        <table:table-row table:style-name="AROW-0" table:number-rows-repeated="51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3" gnm:cursor-row="1">
          <gnm:selection gnm:start-col="3" gnm:start-row="1" gnm:end-col="4" gnm:end-row="2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09T07:57:3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